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6607" officeooo:paragraph-rsid="00036607"/>
    </style:style>
    <style:style style:name="P2" style:family="paragraph" style:parent-style-name="Table_20_Contents" style:list-style-name="L2">
      <style:text-properties officeooo:rsid="00036607" officeooo:paragraph-rsid="00036607"/>
    </style:style>
    <style:style style:name="P3" style:family="paragraph" style:parent-style-name="Table_20_Contents">
      <style:paragraph-properties fo:text-align="center" style:justify-single-word="false"/>
      <style:text-properties fo:font-size="16pt" fo:font-weight="bold" officeooo:rsid="00036607" officeooo:paragraph-rsid="00036607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RE traceability objectives</text:p>
          </table:table-cell>
          <table:table-cell table:style-name="Table1.B1" office:value-type="string">
            <text:p text:style-name="P3">MDD traceability objectives</text:p>
          </table:table-cell>
        </table:table-row>
        <table:table-row>
          <table:table-cell table:style-name="Table1.A2" office:value-type="string">
            <text:list xml:id="list8853952742111702742" text:style-name="L2">
              <text:list-item>
                <text:p text:style-name="P2">Prioritizing requirements </text:p>
              </text:list-item>
              <text:list-item>
                <text:p text:style-name="P2">Estimating change impact </text:p>
              </text:list-item>
              <text:list-item>
                <text:p text:style-name="P2">Proving system adequateness </text:p>
              </text:list-item>
              <text:list-item>
                <text:p text:style-name="P2">Validating artifacts </text:p>
              </text:list-item>
              <text:list-item>
                <text:p text:style-name="P2">Testing the system </text:p>
              </text:list-item>
              <text:list-item>
                <text:p text:style-name="P2">Supporting special audits </text:p>
              </text:list-item>
              <text:list-item>
                <text:p text:style-name="P2">Improving changeability </text:p>
              </text:list-item>
              <text:list-item>
                <text:p text:style-name="P2">Extracting metrics </text:p>
              </text:list-item>
              <text:list-item>
                <text:p text:style-name="P2">Monitoring progress </text:p>
              </text:list-item>
              <text:list-item>
                <text:p text:style-name="P2">Assessing the development process</text:p>
              </text:list-item>
              <text:list-item>
                <text:p text:style-name="P2">Understanding the system </text:p>
              </text:list-item>
              <text:list-item>
                <text:p text:style-name="P2">Tracking rationale </text:p>
              </text:list-item>
              <text:list-item>
                <text:p text:style-name="P2">Establishing accountability </text:p>
              </text:list-item>
              <text:list-item>
                <text:p text:style-name="P2">Documenting re-engineering </text:p>
              </text:list-item>
              <text:list-item>
                <text:p text:style-name="P2">Finding reusable elements </text:p>
              </text:list-item>
              <text:list-item>
                <text:p text:style-name="P2">Extracting best practices </text:p>
              </text:list-item>
            </text:list>
          </table:table-cell>
          <table:table-cell table:style-name="Table1.B2" office:value-type="string">
            <text:list xml:id="list202434737155425" text:continue-numbering="true" text:style-name="L2">
              <text:list-item>
                <text:p text:style-name="P2">Supporting design decisions</text:p>
              </text:list-item>
              <text:list-item>
                <text:p text:style-name="P2">Proving adequateness/Validation</text:p>
              </text:list-item>
              <text:list-item>
                <text:p text:style-name="P2">Understanding and managing artifacts</text:p>
              </text:list-item>
              <text:list-item>
                <text:p text:style-name="P2">Deriving usable visualizations</text:p>
              </text:list-item>
              <text:list-item>
                <text:p text:style-name="P2">Change impact analysis</text:p>
              </text:list-item>
              <text:list-item>
                <text:p text:style-name="P2">Synchronizing models</text:p>
              </text:list-item>
              <text:list-item>
                <text:p text:style-name="P2">Driving product-line development 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jeeling </meta:initial-creator>
    <meta:creation-date>2014-07-05T19:07:34.381018782</meta:creation-date>
    <dc:date>2014-07-05T20:24:33.956154595</dc:date>
    <dc:creator>darjeeling </dc:creator>
    <meta:editing-duration>PT1H1M49S</meta:editing-duration>
    <meta:editing-cycles>1</meta:editing-cycles>
    <meta:document-statistic meta:table-count="1" meta:image-count="0" meta:object-count="0" meta:page-count="1" meta:paragraph-count="25" meta:word-count="90" meta:character-count="667" meta:non-whitespace-character-count="609"/>
    <meta:generator>LibreOffice/4.2.4.2$Linux_X86_64 LibreOffice_project/420m0$Build-2</meta:generator>
  </office:meta>
</office:document-meta>
</file>